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5" table:formula="of:=&quot;market://details?id=com.luzi82.madokacountdown&quot;" office:value-type="string" office:string-value="market://details?id=com.luzi82.madokacountdown">
            <text:p>market://details?id=com.luzi82.madoka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6" table:formula="of:=&quot;https://github.com/luzi82/MadokaCountdown/wiki/&quot;" office:value-type="string" office:string-value="https://github.com/luzi82/MadokaCountdown/wiki/">
            <text:p>https://github.com/luzi82/MadokaCountdown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6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Madoka Countdown">
            <text:p>Share Madoka Countdow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5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cheatsheet_title</text:p>
          </table:table-cell>
          <table:table-cell/>
          <table:table-cell office:value-type="string">
            <text:p>Cheat sheet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eadline</text:p>
          </table:table-cell>
          <table:table-cell/>
          <table:table-cell office:value-type="string">
            <text:p>Deadline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preference_charselection</text:p>
          </table:table-cell>
          <table:table-cell/>
          <table:table-cell office:value-type="string">
            <text:p>Select character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preference_countdownselection</text:p>
          </table:table-cell>
          <table:table-cell/>
          <table:table-cell office:value-type="string">
            <text:p>Select countdown</text:p>
          </table:table-cell>
          <table:table-cell table:number-columns-repeated="1016"/>
        </table:table-row>
        <table:table-row table:style-name="ro1" table:number-rows-repeated="6544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5/02/2012</text:date>, <text:time>17:56:1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2-02-05T17:56:15</dc:date>
    <meta:editing-duration>PT102H39M46S</meta:editing-duration>
    <meta:editing-cycles>168</meta:editing-cycles>
    <meta:generator>OpenOffice.org/3.2$Linux OpenOffice.org_project/320m19$Build-9505</meta:generator>
    <dc:creator>luzi82 </dc:creator>
    <meta:document-statistic meta:table-count="3" meta:cell-count="86" meta:object-count="0"/>
  </office:meta>
</office:document-meta>
</file>